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bce" officeooo:paragraph-rsid="001407ff"/>
    </style:style>
    <style:style style:name="P2" style:family="paragraph" style:parent-style-name="Standard">
      <style:text-properties officeooo:rsid="00139bce" officeooo:paragraph-rsid="0014ba1a"/>
    </style:style>
    <style:style style:name="P3" style:family="paragraph" style:parent-style-name="Standard">
      <style:text-properties officeooo:rsid="0014ba1a" officeooo:paragraph-rsid="0014ba1a"/>
    </style:style>
    <style:style style:name="T1" style:family="text">
      <style:text-properties officeooo:rsid="0014ba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Sesión 3</text:p>
      <text:p text:style-name="P1"><text:s/></text:p>
      <text:p text:style-name="P2">Percibir las ideas a partir de los marcos de referencia que influenciar<text:span text:style-name="T1">á</text:span>n a como se ve el problema.</text:p>
      <text:p text:style-name="P2"/>
      <text:p text:style-name="P3">Mediante el juego de los círculos se pueden ejemplificar las tres características que definen la creatividad:</text:p>
      <text:p text:style-name="P3"/>
      <text:p text:style-name="P3">- Fluidez de ideas: número de ideas en un determinado tiempo.</text:p>
      <text:p text:style-name="P3">- Diversidad de ideas: ideas inconexas y que no guardan relación entre si.</text:p>
      <text:p text:style-name="P3">- Rareza de ideas: es una idea que sale del molde y puede ser la más inesperada y disruptiva entre todas las demás.</text:p>
      <text:p text:style-name="P2"/>
      <text:p text:style-name="P2"><text:span text:style-name="T1">La importancia de t</text:span>omar oportunidades para renovarlas. Vimos un par <text:span text:style-name="T1">ejemplos</text:span> de detección de oportunidades nacidas en jerez con un equipo de filósofos.</text:p>
      <text:p text:style-name="P2"/>
      <text:p text:style-name="P2">La importancia de la pregunta, que focaliza el problema. <text:span text:style-name="T1">Esta es el punto de partida para establecer el camino de las experiencias y la que validará el camino tomado durante la investigación.</text:span></text:p>
      <text:p text:style-name="P2"/>
      <text:p text:style-name="P2">¿Cómo se aprende? Se aprende por bloques, chunks of knowledge. Estos bloques se enganchan y se repiten para ir encajando ese conocimiento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1T15:14:08.763902252</meta:creation-date>
    <meta:generator>LibreOffice/6.4.7.2$Linux_X86_64 LibreOffice_project/40$Build-2</meta:generator>
    <dc:date>2022-11-21T15:20:43.235553371</dc:date>
    <meta:editing-duration>PT6M34S</meta:editing-duration>
    <meta:editing-cycles>2</meta:editing-cycles>
    <meta:document-statistic meta:table-count="0" meta:image-count="0" meta:object-count="0" meta:page-count="1" meta:paragraph-count="10" meta:word-count="161" meta:character-count="956" meta:non-whitespace-character-count="802"/>
  </office:meta>
</office:document-meta>
</file>